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style:paragraph-properties fo:margin-left="2cm" fo:margin-right="0cm" fo:text-indent="-2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L1"/>
    <style:style style:name="T1" style:family="text">
      <style:text-properties style:font-name="Arial"/>
    </style:style>
    <style:style style:name="T2" style:family="text">
      <style:text-properties style:font-name="Arial" fo:font-size="12pt" fo:language="zxx" fo:country="none" fo:font-style="italic" fo:font-weight="bold" style:font-size-asian="12pt" style:language-asian="zxx" style:country-asian="none" style:font-style-asian="italic" style:font-weight-asian="bold" style:font-name-complex="Symbol"/>
    </style:style>
    <style:style style:name="T3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3.605cm" draw:visible-area-height="6.96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Heading_20_1" text:outline-level="1">Modell</text:h>
      <text:p text:style-name="P1"><draw:frame draw:style-name="fr1" draw:name="Objekt1" text:anchor-type="char" svg:x="0.113cm" svg:y="0.406cm" svg:width="14.168cm" svg:height="7.609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2" text:outline-level="2">DepotModel</text:h>
      <text:p text:style-name="Standard">Ws: wsId, Bezeichung, Notiz, ISIN, kauf (Datum, Wert), verkauf (Datum wert), </text:p>
      <text:p text:style-name="Standard">Aktion: wsId, datum, Text, betrag</text:p>
      <text:p text:style-name="Standard">Alle Aktionen zu einer Aktie (WS) anzeigen</text:p>
      <text:p text:style-name="Standard"/>
      <text:h text:style-name="Heading_20_1" text:outline-level="1">Ablauf</text:h>
      <text:h text:style-name="Heading_20_2" text:outline-level="2">Initialisieren Programm</text:h>
      <text:p text:style-name="Funktionen">Main()<text:line-break/>Argumente lesen<text:line-break/>Config lesen<text:line-break/>FibuView Objekt anlegen<text:line-break/>FibuView::run() rufen.</text:p>
      <text:p text:style-name="Funktionen">FibuView::Konstruktor()<text:line-break/>initForms()<text:line-break/>FibuModel setzen, Liste der Fibus aufbauen</text:p>
      <text:p text:style-name="Funktionen">FibuView::StartOpen()<text:line-break/>Fibu von der Liste selektieren<text:line-break/>mFibuModel.openFibu();<text:line-break/>mFibuModel.initModels();</text:p>
      <text:h text:style-name="Heading_20_2" text:outline-level="2"><text:span text:style-name="T2">Öffnen </text:span><text:span text:style-name="T1">einer</text:span><text:span text:style-name="T2"> Fibu</text:span></text:h>
      <text:p text:style-name="Funktionen">Auslöser: Doppelklick auf eine Buchhaltung, oder Menü: open</text:p>
      <text:p text:style-name="Funktionen">FibuView::startOpen();<text:line-break/>Models öffnen, initialisieren</text:p>
      <text:p text:style-name="Funktionen">FibuModel::openFibu()<text:line-break/>überprüft, ob angegebene DB auch eine FibuModel-DB ist</text:p>
      <text:p text:style-name="Funktionen">FibuModel ::mFibuModel.initModels()<text:line-break/>neues Objekt: KtoModel, BngModel<text:line-break/>Beziehungen setzen</text:p>
      <text:p text:style-name="P2"/>
      <text:h text:style-name="Heading_20_1" text:outline-level="1"><text:soft-page-break/><text:span text:style-name="Absatz-Standardschriftart">GIT Checkin</text:span></text:h>
      <text:p text:style-name="Standard"><text:span text:style-name="Absatz-Standardschriftart">Project rechte Maus &gt; Team &gt; Checkin</text:span></text:p>
      <text:p text:style-name="Standard"><text:span text:style-name="Absatz-Standardschriftart">von Unstaged Changes nach Staged Changes übertragen.</text:span></text:p>
      <text:p text:style-name="Standard"><text:span text:style-name="Absatz-Standardschriftart">Commit Message: V3.6 Was geändert wurde</text:span></text:p>
      <text:p text:style-name="Standard"><text:span text:style-name="Absatz-Standardschriftart"/></text:p>
      <text:p text:style-name="Standard"><text:span text:style-name="Absatz-Standardschriftart">Lokales Repository mit remote synchronisieren</text:span></text:p>
      <text:list xml:id="list7842399938320410672" text:style-name="L1">
        <text:list-item>
          <text:p text:style-name="P6"><text:span text:style-name="Absatz-Standardschriftart">Git Repository / Braches / Local / main Zeile selektieren</text:span></text:p>
        </text:list-item>
        <text:list-item>
          <text:p text:style-name="P6"><text:span text:style-name="Absatz-Standardschriftart">Remote Tracking / origin/main selektieren</text:span></text:p>
        </text:list-item>
        <text:list-item>
          <text:p text:style-name="P6"><text:span text:style-name="Absatz-Standardschriftart">Rechte Maus: Syncronizes with each other</text:span></text:p>
        </text:list-item>
        <text:list-item>
          <text:p text:style-name="P6"><text:span text:style-name="Absatz-Standardschriftart">Im </text:span><text:span text:style-name="Absatz-Standardschriftart"><text:span text:style-name="T4">Synchronize</text:span></text:span><text:span text:style-name="Absatz-Standardschriftart"> Fenster &gt; Synchronize &gt; Git &gt; fibu selektieren, Destination: /refs/remote/origin/main [Finish]</text:span></text:p>
        </text:list-item>
        <text:list-item>
          <text:p text:style-name="P6"><text:span text:style-name="Absatz-Standardschriftart">fibu wählen &gt; Push</text:span></text:p>
        </text:list-item>
      </text:list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>Für GIT 2 Phase: Totp starten (Icon mit Schlüssel unterhalb Eclipse), PW: Mos22totp </text:span></text:p>
      <text:p text:style-name="Standard"><text:span text:style-name="Absatz-Standardschriftart"/></text:p>
      <text:p text:style-name="Standard"><text:span text:style-name="Absatz-Standardschriftart">5.4.22 SSH-key generiert mit: Git &gt; Git Bash</text:span></text:p>
      <text:p text:style-name="P5"><text:span text:style-name="Absatz-Standardschriftart"><text:span text:style-name="T3">SHA256:DW5oxCuqGjU9eaP3zdiPAiksxbSy977Di0kX7hVJlyI ruedi.moser1@gmail.com</text:span></text:span></text:p>
      <text:p text:style-name="P4">The key's randomart image is:</text:p>
      <text:p text:style-name="P4">+--[ED25519 256]--+</text:p>
      <text:p text:style-name="P4">| <text:s text:c="16"/>|</text:p>
      <text:p text:style-name="P4">| <text:s text:c="3"/>.. <text:s text:c="4"/>. <text:s text:c="4"/>|</text:p>
      <text:p text:style-name="P4">| <text:s text:c="2"/>o .E + o <text:s text:c="5"/>|</text:p>
      <text:p text:style-name="P4">| <text:s/>..+o * * <text:s text:c="6"/>|</text:p>
      <text:p text:style-name="P4">| <text:s/>o== B.S . <text:s text:c="5"/>|</text:p>
      <text:p text:style-name="P4">| .oo+Bo+ . <text:s text:c="6"/>|</text:p>
      <text:p text:style-name="P4">|. .oo++.. <text:s text:c="7"/>|</text:p>
      <text:p text:style-name="P4">| o . *+o.= . <text:s text:c="4"/>|</text:p>
      <text:p text:style-name="P4">|+ <text:s text:c="2"/>o.=+o.=.. <text:s text:c="3"/>|</text:p>
      <text:p text:style-name="P4">+----[SHA256]-----+</text:p>
      <text:p text:style-name="Standard"><text:span text:style-name="Absatz-Standardschriftart">generiert in: C:\Users\ruedi\.ssh: id_ed25519.pub; Kopiert nach: D:\Daten\Java\eclipse\.ssh</text:span></text:p>
      <text:p text:style-name="Standard"><text:span text:style-name="Absatz-Standardschriftart"/></text:p>
      <text:p text:style-name="Standard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Funktionen" style:family="paragraph" style:parent-style-name="Standard">
      <style:paragraph-properties fo:margin-left="2cm" fo:margin-right="0cm" fo:margin-top="0cm" fo:margin-bottom="0.141cm" fo:text-indent="-2cm" style:auto-text-indent="false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edi Moser</meta:initial-creator>
    <meta:creation-date>1999-09-19T10:42:00</meta:creation-date>
    <dc:creator>Ruedi Moser</dc:creator>
    <dc:date>2022-04-05T17:34:24.26</dc:date>
    <meta:editing-cycles>15</meta:editing-cycles>
    <meta:generator>OpenOffice/4.1.9$Win32 OpenOffice.org_project/419m1$Build-9805</meta:generator>
    <meta:editing-duration>P1DT12H45M48S</meta:editing-duration>
    <meta:document-statistic meta:table-count="0" meta:image-count="0" meta:object-count="1" meta:page-count="2" meta:paragraph-count="41" meta:word-count="236" meta:character-count="1731"/>
  </office:meta>
</office:document-meta>
</file>